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6.65pt"/>
    </style:style>
    <style:style style:name="co2" style:family="table-column">
      <style:table-column-properties fo:break-before="auto" style:column-width="71.74pt"/>
    </style:style>
    <style:style style:name="co3" style:family="table-column">
      <style:table-column-properties fo:break-before="auto" style:column-width="113.7pt"/>
    </style:style>
    <style:style style:name="co4" style:family="table-column">
      <style:table-column-properties fo:break-before="auto" style:column-width="451.84pt"/>
    </style:style>
    <style:style style:name="co5" style:family="table-column">
      <style:table-column-properties fo:break-before="auto" style:column-width="288.1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000000"/>
    </style:style>
    <style:style style:name="ce10" style:family="table-cell" style:parent-style-name="Default">
      <style:table-cell-properties fo:background-color="#ffff6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Regression</text:p>
          </table:table-cell>
          <table:table-cell/>
          <table:table-cell table:style-name="ce3" office:value-type="string" calcext:value-type="string">
            <text:p>DATASET</text:p>
          </table:table-cell>
          <table:table-cell table:style-name="ce3" office:value-type="string" calcext:value-type="string">
            <text:p>GOAL</text:p>
          </table:table-cell>
          <table:table-cell table:style-name="ce3" office:value-type="string" calcext:value-type="string">
            <text:p>FILE</text:p>
          </table:table-cell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3">
            <text:p>Simple Linear Regression</text:p>
          </table:table-cell>
          <table:table-cell office:value-type="string" calcext:value-type="string">
            <text:p>CO2EmmissionDataset</text:p>
          </table:table-cell>
          <table:table-cell office:value-type="string" calcext:value-type="string">
            <text:p>To predict CO2Emmission based on EngineSize</text:p>
          </table:table-cell>
          <table:table-cell office:value-type="string" calcext:value-type="string">
            <text:p><text:a xlink:href="https://raw.githubusercontent.com/Gurubux/Udemy-ML/master/Machine%20Learning%20A-Z/Part%202%20-%20Regression/Section%204%20-%20Simple%20Linear%20Regression/Simple_Linear_Regression/simple_linear_regression.py" xlink:type="simple">simple_linear_regression.py</text:a>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alary Data</text:p>
          </table:table-cell>
          <table:table-cell table:style-name="ce4" office:value-type="string" calcext:value-type="string">
            <text:p>To predict SALARY based on YearsExperience</text:p>
          </table:table-cell>
          <table:table-cell office:value-type="string" calcext:value-type="string">
            <text:p><text:a xlink:href="https://github.com/Gurubux/CognitiveClass-ML/blob/master/Course/3-Regression/3.2SimpleLinearRegression/ML0101EN_Reg_Simple_Linear_Regression_Co2_py_v1.ipynb" xlink:type="simple">ML0101EN_Reg_Simple_Linear_Regression_Co2_py_v1.ipynb</text:a>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Automobile Data</text:p>
          </table:table-cell>
          <table:table-cell office:value-type="string" calcext:value-type="string">
            <text:p>To predict Automobile PRICE based on 'horsepower' and then based on 'engine-size', 'length', 'width'</text:p>
          </table:table-cell>
          <table:table-cell office:value-type="string" calcext:value-type="string">
            <text:p><text:a xlink:href="https://github.com/Gurubux/Data-Lit/blob/master/4-Regression/4.2LinearRegressionInPythonTutorial/LinearRegression_automobile_dataLit.ipynb" xlink:type="simple">LinearRegression_automobile_dataLit.ipynb</text:a>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7" office:value-type="string" calcext:value-type="string" table:number-columns-spanned="1" table:number-rows-spanned="3">
            <text:p>Multiple Linear Regression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To Predict Sales</text:p>
          </table:table-cell>
          <table:table-cell office:value-type="string" calcext:value-type="string">
            <text:p><text:a xlink:href="https://github.com/Gurubux/Data-Lit/blob/master/4-Regression/4.1RegressionMathematics/LassoAndRidgeRegression_Advertising_dataLit.ipynb" xlink:type="simple">LassoAndRidgeRegression_Advertising_dataLit.ipynb</text:a></text:p>
          </table:table-cell>
        </table:table-row>
        <table:table-row table:style-name="ro1">
          <table:table-cell/>
          <table:covered-table-cell/>
          <table:table-cell table:number-columns-repeated="3"/>
        </table:table-row>
        <table:table-row table:style-name="ro1">
          <table:table-cell/>
          <table:covered-table-cell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ouseSalesData</text:p>
          </table:table-cell>
          <table:table-cell office:value-type="string" calcext:value-type="string">
            <text:p>To Predict House Sale prices</text:p>
          </table:table-cell>
          <table:table-cell table:style-name="ce10" office:value-type="string" calcext:value-type="string">
            <text:p><text:a xlink:href="https://www.kaggle.com/pmarcelino/comprehensive-data-exploration-with-python" xlink:type="simple">1</text:a> <text:a xlink:href="https://www.kaggle.com/dgawlik/house-prices-eda" xlink:type="simple">2</text:a> <text:a xlink:href="https://www.kaggle.com/juliencs/a-study-on-regression-applied-to-the-ames-dataset/notebook" xlink:type="simple">3</text:a> <text:a xlink:href="https://www.kaggle.com/apapiu/regularized-linear-models" xlink:type="simple">4</text:a> <text:a xlink:href="https://www.kaggle.com/serigne/stacked-regressions-top-4-on-leaderboard/data" xlink:type="simple">5</text:a> <text:a xlink:href="https://www.kaggle.com/hamzaben/tuned-random-forest-lasso-and-xgboost-regressors/data" xlink:type="simple">6</text:a>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8">00/00/0000</text:date>, <text:time style:data-style-name="N2" text:time-value="18:43:12.1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2:53:39.219000000</meta:creation-date>
    <meta:generator>LibreOffice/6.2.4.2$Windows_X86_64 LibreOffice_project/2412653d852ce75f65fbfa83fb7e7b669a126d64</meta:generator>
    <dc:date>2019-06-08T00:10:02.379000000</dc:date>
    <meta:editing-duration>PT2H55M47S</meta:editing-duration>
    <meta:editing-cycles>2</meta:editing-cycles>
    <meta:document-statistic meta:table-count="1" meta:cell-count="21" meta:object-count="0"/>
  </office:meta>
</office:document-meta>
</file>